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eeeeee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cccccc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cccccc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cccccc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Heading_20_3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5" style:family="paragraph" style:parent-style-name="Heading_20_2">
      <style:paragraph-properties fo:margin-top="0cm" fo:margin-bottom="0cm" style:contextual-spacing="false" fo:text-align="center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7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6171b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4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2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5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0285f0b" officeooo:paragraph-rsid="002b6ac2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0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1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officeooo:paragraph-rsid="00cdb627"/>
    </style:style>
    <style:style style:name="P107" style:family="paragraph" style:parent-style-name="Table_20_Contents">
      <style:paragraph-properties fo:text-align="center" style:justify-single-word="false"/>
    </style:style>
    <style:style style:name="P108" style:family="paragraph" style:parent-style-name="Table_20_Heading">
      <style:text-properties officeooo:paragraph-rsid="00f96f63"/>
    </style:style>
    <style:style style:name="P109" style:family="paragraph" style:parent-style-name="Table_20_Contents">
      <style:text-properties officeooo:paragraph-rsid="00c7f6dc"/>
    </style:style>
    <style:style style:name="P110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1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59568e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6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8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0" style:family="text">
      <style:text-properties officeooo:rsid="001a49c9"/>
    </style:style>
    <style:style style:name="T11" style:family="text">
      <style:text-properties style:font-name="Courier New"/>
    </style:style>
    <style:style style:name="T12" style:family="text">
      <style:text-properties style:font-name="Courier New" officeooo:rsid="00b324d5"/>
    </style:style>
    <style:style style:name="T13" style:family="text">
      <style:text-properties style:font-name="Courier New" officeooo:rsid="00ad1a15"/>
    </style:style>
    <style:style style:name="T14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7" style:family="text">
      <style:text-properties officeooo:rsid="001b737f"/>
    </style:style>
    <style:style style:name="T18" style:family="text">
      <style:text-properties officeooo:rsid="0039eda9"/>
    </style:style>
    <style:style style:name="T19" style:family="text">
      <style:text-properties officeooo:rsid="0037af12"/>
    </style:style>
    <style:style style:name="T20" style:family="text">
      <style:text-properties officeooo:rsid="00344ea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741202"/>
    </style:style>
    <style:style style:name="T23" style:family="text">
      <style:text-properties officeooo:rsid="00743fc3"/>
    </style:style>
    <style:style style:name="T24" style:family="text">
      <style:text-properties officeooo:rsid="0070d36a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7ff895"/>
    </style:style>
    <style:style style:name="T27" style:family="text">
      <style:text-properties officeooo:rsid="007cc2fb"/>
    </style:style>
    <style:style style:name="T28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9" style:family="text">
      <style:text-properties fo:language="zxx" fo:country="none" style:language-asian="zxx" style:country-asian="none" style:language-complex="zxx" style:country-complex="none"/>
    </style:style>
    <style:style style:name="T30" style:family="text">
      <style:text-properties officeooo:rsid="007cc5a9"/>
    </style:style>
    <style:style style:name="T31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2" style:family="text">
      <style:text-properties officeooo:rsid="00811fd3"/>
    </style:style>
    <style:style style:name="T33" style:family="text">
      <style:text-properties officeooo:rsid="007eaf13"/>
    </style:style>
    <style:style style:name="T34" style:family="text">
      <style:text-properties officeooo:rsid="00805afe"/>
    </style:style>
    <style:style style:name="T35" style:family="text">
      <style:text-properties officeooo:rsid="008c005d"/>
    </style:style>
    <style:style style:name="T36" style:family="text">
      <style:text-properties officeooo:rsid="008cf0cb"/>
    </style:style>
    <style:style style:name="T37" style:family="text">
      <style:text-properties officeooo:rsid="008b97e2"/>
    </style:style>
    <style:style style:name="T38" style:family="text">
      <style:text-properties officeooo:rsid="008d1655"/>
    </style:style>
    <style:style style:name="T39" style:family="text">
      <style:text-properties officeooo:rsid="0096bbfe"/>
    </style:style>
    <style:style style:name="T40" style:family="text">
      <style:text-properties officeooo:rsid="009934c6"/>
    </style:style>
    <style:style style:name="T41" style:family="text">
      <style:text-properties fo:font-weight="bold" officeooo:rsid="009934c6" style:font-weight-asian="bold" style:font-weight-complex="bold"/>
    </style:style>
    <style:style style:name="T42" style:family="text">
      <style:text-properties fo:font-weight="normal" officeooo:rsid="009934c6" style:font-weight-asian="normal" style:font-weight-complex="normal"/>
    </style:style>
    <style:style style:name="T43" style:family="text">
      <style:text-properties fo:font-weight="normal" officeooo:rsid="00a243e7" style:font-weight-asian="normal" style:font-weight-complex="normal"/>
    </style:style>
    <style:style style:name="T44" style:family="text">
      <style:text-properties fo:font-weight="normal" officeooo:rsid="009ab8e1" style:font-weight-asian="normal" style:font-weight-complex="normal"/>
    </style:style>
    <style:style style:name="T45" style:family="text">
      <style:text-properties fo:font-weight="bold" officeooo:rsid="009816f5" style:font-weight-asian="bold" style:font-weight-complex="bold"/>
    </style:style>
    <style:style style:name="T46" style:family="text">
      <style:text-properties officeooo:rsid="009816f5"/>
    </style:style>
    <style:style style:name="T47" style:family="text">
      <style:text-properties officeooo:rsid="00b60f55"/>
    </style:style>
    <style:style style:name="T48" style:family="text">
      <style:text-properties officeooo:rsid="0097b804"/>
    </style:style>
    <style:style style:name="T49" style:family="text">
      <style:text-properties officeooo:rsid="00bf0abc"/>
    </style:style>
    <style:style style:name="T50" style:family="text">
      <style:text-properties style:font-name="Courier New" officeooo:rsid="00cc3a00"/>
    </style:style>
    <style:style style:name="T51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2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3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4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5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6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7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8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8.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5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h text:style-name="P4" text:outline-level="3">element.dataset &amp; data-* attributes</text:h>
          </table:table-cell>
          <table:table-cell table:style-name="Table1.C1" office:value-type="string">
            <text:h text:style-name="P5" text:outline-level="2"><text:bookmark text:name="TypedArray_objects"/>TypedArray</text:h>
          </table:table-cell>
        </table:table-row>
        <table:table-row>
          <table:table-cell table:style-name="Table1.A2" office:value-type="string">
            <text:p text:style-name="P6"/>
            <text:p text:style-name="P6">IE8+</text:p>
            <text:p text:style-name="P6"/>
            <text:p text:style-name="P7">localStorage:</text:p>
            <text:p text:style-name="P6">localStorage.length;</text:p>
            <text:p text:style-name="P6">localStorage.key(index);</text:p>
            <text:p text:style-name="P6">localStorage.getItem(key);</text:p>
            <text:p text:style-name="P6">localStorage.setItem(key, data);</text:p>
            <text:p text:style-name="P6">localStorage.removeItem(key);</text:p>
            <text:p text:style-name="P6">localStorage.clear();</text:p>
            <text:p text:style-name="P6"/>
            <text:p text:style-name="Standard"><text:span text:style-name="Source_20_Text"><text:span text:style-name="T6">sessionStorage</text:span></text:span><text:span text:style-name="Default_20_Paragraph_20_Font"><text:span text:style-name="T7">:</text:span></text:span></text:p>
            <text:p text:style-name="Standard"><text:span text:style-name="Source_20_Text"><text:span text:style-name="T8">sessionStorage</text:span></text:span><text:span text:style-name="Default_20_Paragraph_20_Font"><text:span text:style-name="T8">.length;</text:span></text:span></text:p>
            <text:p text:style-name="Standard"><text:span text:style-name="Source_20_Text"><text:span text:style-name="T8">sessionStorage</text:span></text:span><text:span text:style-name="Default_20_Paragraph_20_Font"><text:span text:style-name="T8">.key(index);</text:span></text:span></text:p>
            <text:p text:style-name="Standard"><text:span text:style-name="Source_20_Text"><text:span text:style-name="T8">sessionStorage</text:span></text:span><text:span text:style-name="Default_20_Paragraph_20_Font"><text:span text:style-name="T8">.getItem(key);</text:span></text:span></text:p>
            <text:p text:style-name="Standard"><text:span text:style-name="Source_20_Text"><text:span text:style-name="T8">sessionStorage</text:span></text:span><text:span text:style-name="Default_20_Paragraph_20_Font"><text:span text:style-name="T8">.setItem(key, data);</text:span></text:span></text:p>
            <text:p text:style-name="Standard"><text:span text:style-name="Source_20_Text"><text:span text:style-name="T8">sessionStorage</text:span></text:span><text:span text:style-name="Default_20_Paragraph_20_Font"><text:span text:style-name="T8">.removeItem(key);</text:span></text:span></text:p>
            <text:p text:style-name="Standard"><text:span text:style-name="Source_20_Text"><text:span text:style-name="T8">sessionStorage</text:span></text:span><text:span text:style-name="Default_20_Paragraph_20_Font"><text:span text:style-name="T8">.clear();</text:span></text:span></text:p>
            <text:p text:style-name="P6"/>
            <text:p text:style-name="P7">hasItem:</text:p>
            <text:p text:style-name="P6">localStorage.getItem(key) !== null</text:p>
            <text:p text:style-name="Standard"><text:span text:style-name="Source_20_Text"><text:span text:style-name="T8">sessionStorage</text:span></text:span><text:span text:style-name="Default_20_Paragraph_20_Font"><text:span text:style-name="T8">.getItem(key) !== null</text:span></text:span></text:p>
            <text:p text:style-name="P7"/>
            <text:p text:style-name="P7">setJSON:</text:p>
            <text:p text:style-name="P6">localStorage.setItem(key, JSON.stringify(object));</text:p>
            <text:p text:style-name="Standard"><text:span text:style-name="Source_20_Text"><text:span text:style-name="T8">sessionStorage</text:span></text:span><text:span text:style-name="Default_20_Paragraph_20_Font"><text:span text:style-name="T8">.setItem(key, JSON.stringify(object));</text:span></text:span></text:p>
            <text:p text:style-name="P7"/>
            <text:p text:style-name="P7">getJSON:</text:p>
            <text:p text:style-name="P6">JSON.parse(localStorage.getItem(key));</text:p>
            <text:p text:style-name="Standard"><text:span text:style-name="Default_20_Paragraph_20_Font"><text:span text:style-name="T8">JSON.parse(</text:span></text:span><text:span text:style-name="Source_20_Text"><text:span text:style-name="T8">sessionStorage</text:span></text:span><text:span text:style-name="Default_20_Paragraph_20_Font"><text:span text:style-name="T8">.getItem(key));</text:span></text:span></text:p>
          </table:table-cell>
          <table:table-cell table:style-name="Table1.B2" office:value-type="string">
            <text:p text:style-name="P6"/>
            <text:p text:style-name="P6">- IE11 compatible</text:p>
            <text:p text:style-name="P6">- element data-* attributes</text:p>
            <text:p text:style-name="P6">- no methods and events</text:p>
            <text:p text:style-name="P6"/>
            <text:p text:style-name="P7">camelcase:</text:p>
            <text:p text:style-name="P6">element.data-name</text:p>
            <text:p text:style-name="P6"><text:s text:c="2"/>-&gt; element.dataset.name</text:p>
            <text:p text:style-name="P6">element.data-first-second</text:p>
            <text:p text:style-name="P6"><text:s text:c="2"/>-&gt; element.dataset.firstSecond</text:p>
            <text:p text:style-name="P6"/>
            <text:p text:style-name="P7">set:</text:p>
            <text:p text:style-name="P6">element.dataset.name = "value";</text:p>
            <text:p text:style-name="P6">element.dataset["name"] = "value";</text:p>
            <text:p text:style-name="P6">element.setAttribute("data-name", "value");</text:p>
            <text:p text:style-name="P6">element["data-name"] = "value";</text:p>
            <text:p text:style-name="P6"/>
            <text:p text:style-name="P7">get:</text:p>
            <text:p text:style-name="P6">element.dataset.name;</text:p>
            <text:p text:style-name="P6">element.dataset["name"];</text:p>
            <text:p text:style-name="P6">element.getAttribute("data-name");</text:p>
            <text:p text:style-name="P6">element["data-name"];</text:p>
            <text:p text:style-name="P6"/>
            <text:p text:style-name="P7">remove:</text:p>
            <text:p text:style-name="P6">element.removeAttribute("data-name");</text:p>
            <text:p text:style-name="P6"/>
            <text:p text:style-name="P7">check:</text:p>
            <text:p text:style-name="P6">element.hasAttribute("data-name");</text:p>
            <text:p text:style-name="P6"/>
          </table:table-cell>
          <table:table-cell table:style-name="Table1.C2" office:value-type="string">
            <text:p text:style-name="P6">IE10+11 compatible</text:p>
            <text:p text:style-name="P6"/>
            <text:p text:style-name="Standard"><text:span text:style-name="Default_20_Paragraph_20_Font"><text:span text:style-name="T8">new &lt;TypedArray&gt;(); </text:span></text:span><text:span text:style-name="Default_20_Paragraph_20_Font"><text:span text:style-name="T9">ES2017</text:span></text:span></text:p>
            <text:p text:style-name="P6">new &lt;TypedArray&gt;(length);</text:p>
            <text:p text:style-name="P6">new &lt;TypedArray&gt;(typedArray);</text:p>
            <text:p text:style-name="P6">new &lt;TypedArray&gt;(object);</text:p>
            <text:p text:style-name="P6">new &lt;TypedArray&gt;(buffer[,byteOffset[,len]]);</text:p>
            <text:p text:style-name="P6"/>
            <text:p text:style-name="P7">Int8Array();</text:p>
            <text:p text:style-name="P6">-128 to 127, 1 byte, int8_t, Shortint</text:p>
            <text:p text:style-name="P7">Uint8Array();</text:p>
            <text:p text:style-name="P6">0 to 255, 1 byte, uint8_t, <text:span text:style-name="T10">Byte</text:span></text:p>
            <text:p text:style-name="Standard"><text:span text:style-name="Default_20_Paragraph_20_Font"><text:span text:style-name="T7">Uint8ClampedArray();</text:span></text:span></text:p>
            <text:p text:style-name="P6">0 to 255, 1 byte, uint8_t, <text:span text:style-name="T10">Byte</text:span></text:p>
            <text:p text:style-name="P7">Int16Array();</text:p>
            <text:p text:style-name="P6">-32768 to 32767, 2 byte, int16_t, Smallint</text:p>
            <text:p text:style-name="P7">Uint16Array();</text:p>
            <text:p text:style-name="P6">0 to 65535, 2 byte, uint16_t, <text:span text:style-name="T10">Word</text:span></text:p>
            <text:p text:style-name="P7">Int32Array();</text:p>
            <text:p text:style-name="P6">-2147483648 to 2147483647, 4 byte, int32_t</text:p>
            <text:p text:style-name="P7">Uint32Array();</text:p>
            <text:p text:style-name="P6">0 to 4294967295, 4 byte, uint32_t, Longword</text:p>
            <text:p text:style-name="P7">BigInt64Array(); - not in IE10-11</text:p>
            <text:p text:style-name="P6">-2**63 to 2**63-1, 8 byte, int64_t, Int64</text:p>
            <text:p text:style-name="P7">BigUint64Array(); - not in IE10-11</text:p>
            <text:p text:style-name="P6">0 to 2**64-1, 8 byte, uint64_t, Qword</text:p>
            <text:p text:style-name="P8">Float16Array(); - not in IE10-11</text:p>
            <text:p text:style-name="P9"><text:span text:style-name="Source_20_Text"><text:span text:style-name="T11">-65504</text:span></text:span> to <text:span text:style-name="Source_20_Text"><text:span text:style-name="T11">6550</text:span></text:span><text:span text:style-name="Source_20_Text"><text:span text:style-name="T12">4</text:span></text:span><text:span text:style-name="Source_20_Text"><text:span text:style-name="T11">, </text:span></text:span><text:span text:style-name="Source_20_Text"><text:span text:style-name="T13">2 byte</text:span></text:span> <text:s/></text:p>
            <text:p text:style-name="P7">Float32Array();</text:p>
            <text:p text:style-name="P6">1.2x10-38 to 3.4x1038, 4 byte, float, <text:span text:style-name="T10">Real</text:span></text:p>
            <text:p text:style-name="P7">Float64Array();</text:p>
            <text:p text:style-name="P6">5.0x10-324 to 1.8x10308, 8 byte, <text:span text:style-name="T10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0"><text:span text:style-name="Default_20_Paragraph_20_Font"><text:span text:style-name="T7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1"><text:span text:style-name="Source_20_Text"><text:span text:style-name="T8">target.addEventListener(&lt;type&gt;,&lt;listener&gt;[,useCapture]</text:span></text:span><text:span text:style-name="Source_20_Text"><text:span text:style-name="T14">);</text:span></text:span><text:span text:style-name="Source_20_Text"><text:span text:style-name="T15"> or</text:span></text:span><text:span text:style-name="Source_20_Text"><text:span text:style-name="T16"> target.addEventListener</text:span></text:span><text:span text:style-name="Source_20_Text"><text:span text:style-name="T15">(</text:span></text:span><text:span text:style-name="Source_20_Text"><text:span text:style-name="T8">&lt;type&gt;,&lt;listener&gt;[,options]);</text:span></text:span></text:p>
            <text:p text:style-name="P11"><text:span text:style-name="Source_20_Text"><text:span text:style-name="T8">target.removeEventListener(&lt;type&gt;,&lt;listener&gt;[,useCapture]</text:span></text:span><text:span text:style-name="Source_20_Text"><text:span text:style-name="T14">);</text:span></text:span><text:span text:style-name="Source_20_Text"><text:span text:style-name="T15"> or </text:span></text:span><text:span text:style-name="Source_20_Text"><text:span text:style-name="T16">target.removeEventListener(</text:span></text:span><text:span text:style-name="Source_20_Text"><text:span text:style-name="T8">&lt;type&gt;,&lt;listener&gt;[,options]);</text:span></text:span></text:p>
            <text:p text:style-name="P12"><text:span text:style-name="Source_20_Text"><text:span text:style-name="T8">target.dispatchEvent(&lt;event&gt;);</text:span></text:span></text:p>
            <text:p text:style-name="P12"><text:span text:style-name="Source_20_Text"><text:span text:style-name="T8">target.type();</text:span></text:span><text:span text:style-name="Source_20_Text"><text:span text:style-name="T15"> or </text:span></text:span><text:span text:style-name="Source_20_Text"><text:span text:style-name="T8">target["type"]();</text:span></text:span></text:p>
          </table:table-cell>
          <table:covered-table-cell/>
          <table:covered-table-cell/>
        </table:table-row>
      </table:table>
      <text:p text:style-name="P13"/>
      <text:p text:style-name="P1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6"/>
            <text:p text:style-name="P12"><text:span text:style-name="Source_20_Text"><text:span text:style-name="T8">IE10+IE11 don't have support for classList on SVG or MathML elements.</text:span></text:span></text:p>
            <text:p text:style-name="P6"/>
            <text:p text:style-name="P7">element.classList.add(String[,String]);</text:p>
            <text:p text:style-name="P6">IE10+11: yes (except the multiple arguments)</text:p>
            <text:p text:style-name="P15"/>
            <text:p text:style-name="P7">element.classList.remove(String[,String]);</text:p>
            <text:p text:style-name="P16">IE10+11: yes (except the multiple arguments)</text:p>
            <text:p text:style-name="P16">- Removing a class that does not exist, does NOT throw an error.</text:p>
            <text:p text:style-name="P6"/>
            <text:p text:style-name="P7">element.classList.contains(String);</text:p>
            <text:p text:style-name="P6">IE10+11: yes</text:p>
            <text:p text:style-name="P15"/>
            <text:p text:style-name="P7">element.classList.toggle(String[,force]);</text:p>
            <text:p text:style-name="P16">IE10+11: yes (except the second argument)</text:p>
            <text:p text:style-name="P16">- When only one argument is present: Toggle class value; if class exists then remove it and return false, if not, then add it and return true.</text:p>
            <text:p text:style-name="P16">- When a second argument is present: If the second argument evaluates to true, add specified class value, and if it evaluates to false, remove it.</text:p>
            <text:p text:style-name="P6"/>
            <text:p text:style-name="P7">element.classList.item(Number);</text:p>
            <text:p text:style-name="P6">IE10+11: yes</text:p>
            <text:p text:style-name="P6"/>
            <text:p text:style-name="P7">element.classList.length;</text:p>
            <text:p text:style-name="P6">IE10+11: yes</text:p>
            <text:p text:style-name="P15"/>
            <text:p text:style-name="P7">element.classList.replace(oldClass, newClass);</text:p>
            <text:p text:style-name="P16">IE10+11: No and the method isn't compatible with the Safari and mobile browsers too.</text:p>
            <text:p text:style-name="P15"/>
            <text:p text:style-name="P7">Remove all classes:</text:p>
            <text:p text:style-name="Standard"><text:span text:style-name="Source_20_Text"><text:span text:style-name="T8">element.className = "";</text:span></text:span></text:p>
            <text:p text:style-name="P6"/>
          </table:table-cell>
          <table:table-cell table:style-name="Table2.B2" office:value-type="string">
            <text:p text:style-name="P6"/>
            <text:p text:style-name="P6">IE8+</text:p>
            <text:p text:style-name="P6"/>
            <text:p text:style-name="Standard"><text:span text:style-name="Default_20_Paragraph_20_Font"><text:span text:style-name="T7">Valid Data Types</text:span></text:span></text:p>
            <text:p text:style-name="P6">- string</text:p>
            <text:p text:style-name="P6">- number</text:p>
            <text:p text:style-name="P6">- object (containing valid JSON values)</text:p>
            <text:p text:style-name="P6">- array</text:p>
            <text:p text:style-name="P6">- boolean</text:p>
            <text:p text:style-name="P6">- date</text:p>
            <text:p text:style-name="P6">- null</text:p>
            <text:p text:style-name="P6"/>
            <text:p text:style-name="Standard"><text:span text:style-name="Default_20_Paragraph_20_Font"><text:span text:style-name="T7">Invalid Data Types</text:span></text:span></text:p>
            <text:p text:style-name="P6">- function</text:p>
            <text:p text:style-name="P6">- Symbol</text:p>
            <text:p text:style-name="Standard"><text:span text:style-name="Default_20_Paragraph_20_Font"><text:span text:style-name="T8">- NaN, Infinity, undefined</text:span></text:span><text:span text:style-name="Default_20_Paragraph_20_Font"><text:span text:style-name="T9"> – will be "null"</text:span></text:span></text:p>
            <text:p text:style-name="P6">- an object with method(s) (functions)</text:p>
            <text:p text:style-name="Standard"><text:span text:style-name="Default_20_Paragraph_20_Font"><text:span text:style-name="T8">- Map, Set, WeakMap, WeakSet</text:span></text:span><text:span text:style-name="Default_20_Paragraph_20_Font"><text:span text:style-name="T9"> – fix: convert to array</text:span></text:span></text:p>
            <text:p text:style-name="Standard"><text:span text:style-name="Default_20_Paragraph_20_Font"><text:span text:style-name="T8">- BigInt - </text:span></text:span><text:span text:style-name="Default_20_Paragraph_20_Font"><text:span text:style-name="T9">fixed in Celestra - BigInt.prototype.toJSON();</text:span></text:span></text:p>
            <text:p text:style-name="P6"/>
            <text:p text:style-name="P7">JSON.stringify(value[,replacer[,space]]);</text:p>
            <text:p text:style-name="P6">Convert a JavaScript object to a JSON string.</text:p>
            <text:p text:style-name="P6"/>
            <text:p text:style-name="P6">JSON.stringify( { a: 1, b: "2", c: true } );</text:p>
            <text:p text:style-name="P15">// -&gt; "{\"a\":1,\"b\":\"2\",\"c\":true}"</text:p>
            <text:p text:style-name="P15"/>
            <text:p text:style-name="P6">JSON.stringify( [1, 2, 3, 4, 5] );</text:p>
            <text:p text:style-name="P15">// -&gt; "[1,2,3,4,5]"</text:p>
            <text:p text:style-name="P15"/>
            <text:p text:style-name="P7">JSON.parse(text[,reviver]);</text:p>
            <text:p text:style-name="P6">Parses a JSON string and returns a JavaScript object.</text:p>
            <text:p text:style-name="P6"/>
            <text:p text:style-name="P6">JSON.parse(JSON.stringify( {a: 1, b: "2", c: true} ));</text:p>
            <text:p text:style-name="P15">// -&gt; Object { a: 1, b: "2", c: true }</text:p>
            <text:p text:style-name="P15"/>
            <text:p text:style-name="P6">JSON.parse(JSON.stringify( [1, 2, 3, 4, 5] ));</text:p>
            <text:p text:style-name="P15">// -&gt; Array(5) [ 1, 2, 3, 4, 5 ]</text:p>
            <text:p text:style-name="P15"/>
          </table:table-cell>
        </table:table-row>
      </table:table>
      <text:p text:style-name="P17"/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17">(Int64)</text:span></text:p>
          </table:table-cell>
        </table:table-row>
        <table:table-row>
          <table:table-cell table:style-name="Table3.A2" office:value-type="string">
            <text:p text:style-name="P6"/>
            <text:p text:style-name="P12"><text:span text:style-name="Source_20_Text"><text:span text:style-name="T8">IE9: XML support</text:span></text:span></text:p>
            <text:p text:style-name="P12"><text:span text:style-name="Source_20_Text"><text:span text:style-name="T8">IE10+IE11: XML, SVG and HTML support</text:span></text:span></text:p>
            <text:p text:style-name="P6"/>
            <text:p text:style-name="Standard"><text:span text:style-name="Source_20_Text"><text:span text:style-name="T7">var parser = new DOMParser();</text:span></text:span></text:p>
            <text:p text:style-name="Standard"><text:span text:style-name="Source_20_Text"><text:span text:style-name="T7">var doc = parser.parseFromString("sourceStr", "application/xml");</text:span></text:span></text:p>
            <text:p text:style-name="Standard"><text:span text:style-name="Source_20_Text"><text:span text:style-name="T8">Returns a Document, but not a SVGDocument nor a HTMLDocument.</text:span></text:span></text:p>
            <text:p text:style-name="P6"/>
            <text:p text:style-name="Standard"><text:span text:style-name="Source_20_Text"><text:span text:style-name="T7">var parser = new DOMParser();</text:span></text:span></text:p>
            <text:p text:style-name="Standard"><text:span text:style-name="Source_20_Text"><text:span text:style-name="T7">var doc = parser.parseFromString(sourceStr, "image/svg+xml");</text:span></text:span></text:p>
            <text:p text:style-name="Standard"><text:span text:style-name="Source_20_Text"><text:span text:style-name="T8">Returns a SVGDocument, which also is a Document.</text:span></text:span></text:p>
            <text:p text:style-name="P6"/>
            <text:p text:style-name="Standard"><text:span text:style-name="Source_20_Text"><text:span text:style-name="T7">var parser = new DOMParser();</text:span></text:span></text:p>
            <text:p text:style-name="Standard"><text:span text:style-name="Source_20_Text"><text:span text:style-name="T7">var doc = parser.parseFromString(sourceStr, "text/html");</text:span></text:span></text:p>
            <text:p text:style-name="Standard"><text:span text:style-name="Source_20_Text"><text:span text:style-name="T8">Returns a HTML document.</text:span></text:span></text:p>
            <text:p text:style-name="P6"/>
          </table:table-cell>
          <table:table-cell table:style-name="Table3.B2" table:number-rows-spanned="3" office:value-type="string">
            <text:p text:style-name="P6"/>
            <text:p text:style-name="Standard"><text:span text:style-name="Source_20_Text"><text:span text:style-name="T8">let theBiggestInt = 9007199254740991n;</text:span></text:span></text:p>
            <text:p text:style-name="Standard"><text:span text:style-name="Source_20_Text"><text:span text:style-name="T8">let alsoHuge = BigInt(9007199254740991);</text:span></text:span></text:p>
            <text:p text:style-name="Standard"><text:span text:style-name="Source_20_Text"><text:span text:style-name="T8">let hugeString = BigInt("9007199254740991");</text:span></text:span></text:p>
            <text:p text:style-name="Standard"><text:span text:style-name="Source_20_Text"><text:span text:style-name="T8">let hugeHex = BigInt("0x1fffffffffffff");</text:span></text:span></text:p>
            <text:p text:style-name="Standard"><text:span text:style-name="Source_20_Text"><text:span text:style-name="T8">let hugeBin = BigInt("0b11111111111111111111111111111111111111111111111111111");</text:span></text:span></text:p>
            <text:p text:style-name="Standard"><text:span text:style-name="Source_20_Text"><text:span text:style-name="T9">// all -&gt; 9007199254740991n</text:span></text:span></text:p>
            <text:p text:style-name="P6"/>
            <text:p text:style-name="Standard"><text:span text:style-name="Source_20_Text"><text:span text:style-name="T8">typeof 1n; <text:s text:c="9"/></text:span></text:span><text:span text:style-name="Source_20_Text"><text:span text:style-name="T9">// -&gt; "bigint"</text:span></text:span></text:p>
            <text:p text:style-name="Standard"><text:span text:style-name="Source_20_Text"><text:span text:style-name="T8">typeof BigInt("1"); </text:span></text:span><text:span text:style-name="Source_20_Text"><text:span text:style-name="T9">// -&gt; "bigint"</text:span></text:span></text:p>
            <text:p text:style-name="P6"/>
            <text:p text:style-name="Standard"><text:span text:style-name="Source_20_Text"><text:span text:style-name="T7">Operators:</text:span></text:span><text:span text:style-name="Source_20_Text"><text:span text:style-name="T8"> +, *, -, **, %, Bitwise operators (e.g.: &gt;&gt;&gt;)</text:span></text:span></text:p>
            <text:p text:style-name="P6"/>
            <text:p text:style-name="Standard"><text:span text:style-name="Source_20_Text"><text:span text:style-name="T8">!0n <text:s text:c="5"/></text:span></text:span><text:span text:style-name="Source_20_Text"><text:span text:style-name="T9">// -&gt; true</text:span></text:span></text:p>
            <text:p text:style-name="Standard"><text:span text:style-name="Source_20_Text"><text:span text:style-name="T8">!1n <text:s text:c="5"/></text:span></text:span><text:span text:style-name="Source_20_Text"><text:span text:style-name="T9">// -&gt; false</text:span></text:span></text:p>
            <text:p text:style-name="P6"/>
            <text:p text:style-name="Standard"><text:span text:style-name="Source_20_Text"><text:span text:style-name="T8">4n / 2n <text:s/></text:span></text:span><text:span text:style-name="Source_20_Text"><text:span text:style-name="T9">// -&gt; 2n</text:span></text:span></text:p>
            <text:p text:style-name="Standard"><text:span text:style-name="Source_20_Text"><text:span text:style-name="T8">5n / 2n <text:s/></text:span></text:span><text:span text:style-name="Source_20_Text"><text:span text:style-name="T9">// -&gt; 2n, not 2.5n -&gt; rounded</text:span></text:span></text:p>
            <text:p text:style-name="P6"/>
            <text:p text:style-name="Standard"><text:span text:style-name="Source_20_Text"><text:span text:style-name="T8">1n &lt; 2 <text:s text:c="2"/></text:span></text:span><text:span text:style-name="Source_20_Text"><text:span text:style-name="T9">// -&gt; true</text:span></text:span></text:p>
            <text:p text:style-name="Standard"><text:span text:style-name="Source_20_Text"><text:span text:style-name="T8">2n &gt; 1 <text:s text:c="2"/></text:span></text:span><text:span text:style-name="Source_20_Text"><text:span text:style-name="T9">// -&gt; true</text:span></text:span></text:p>
            <text:p text:style-name="Standard"><text:span text:style-name="Source_20_Text"><text:span text:style-name="T8">2n &gt; 2 <text:s text:c="2"/></text:span></text:span><text:span text:style-name="Source_20_Text"><text:span text:style-name="T9">// -&gt; false</text:span></text:span></text:p>
            <text:p text:style-name="Standard"><text:span text:style-name="Source_20_Text"><text:span text:style-name="T8">2n &gt;= 2 <text:s/></text:span></text:span><text:span text:style-name="Source_20_Text"><text:span text:style-name="T9">// -&gt; true</text:span></text:span></text:p>
            <text:p text:style-name="P6"/>
            <text:p text:style-name="Standard"><text:span text:style-name="Source_20_Text"><text:span text:style-name="T8">let mixed = [4n, 6, -12n, 10, 4, 0, 0n];</text:span></text:span></text:p>
            <text:p text:style-name="Standard"><text:span text:style-name="Source_20_Text"><text:span text:style-name="T8">mixed.sort();</text:span></text:span><text:span text:style-name="Source_20_Text"><text:span text:style-name="T9">// -&gt; [-12n, 0, 0n, 4n, 4, 6, 10]</text:span></text:span></text:p>
            <text:p text:style-name="P6"/>
            <text:p text:style-name="Standard"><text:span text:style-name="Source_20_Text"><text:span text:style-name="T7">Methods</text:span></text:span></text:p>
            <text:p text:style-name="Standard"><text:span text:style-name="Source_20_Text"><text:span text:style-name="T8">BigInt.asIntN();</text:span></text:span></text:p>
            <text:p text:style-name="Standard"><text:span text:style-name="Source_20_Text"><text:span text:style-name="T9"><text:s text:c="2"/>- BigInt value to a signed integer</text:span></text:span></text:p>
            <text:p text:style-name="Standard"><text:span text:style-name="Source_20_Text"><text:span text:style-name="T8">BigInt.asUintN();</text:span></text:span></text:p>
            <text:p text:style-name="Standard"><text:span text:style-name="Source_20_Text"><text:span text:style-name="T9"><text:s text:c="2"/>- BigInt value to an unsigned integer</text:span></text:span></text:p>
            <text:p text:style-name="Standard"><text:span text:style-name="Source_20_Text"><text:span text:style-name="T8">BigInt.prototype.toLocaleString();</text:span></text:span></text:p>
            <text:p text:style-name="Standard"><text:span text:style-name="Source_20_Text"><text:span text:style-name="T8">BigInt.prototype.toString();</text:span></text:span></text:p>
            <text:p text:style-name="Standard"><text:span text:style-name="Source_20_Text"><text:span text:style-name="T8">BigInt.prototype.valueOf();</text:span></text:span></text:p>
            <text:p text:style-name="P6"/>
          </table:table-cell>
        </table:table-row>
        <table:table-row>
          <table:table-cell table:style-name="Table3.A3" office:value-type="string">
            <text:p text:style-name="P19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20"/>
            <text:p text:style-name="P20">function parseHTML (str) {</text:p>
            <text:p text:style-name="P20"><text:s text:c="2"/>return Array.from(</text:p>
            <text:p text:style-name="P20"><text:s text:c="4"/>(new DOMParser())</text:p>
            <text:p text:style-name="P20"><text:s text:c="6"/>.parseFromString(str, "text/html")</text:p>
            <text:p text:style-name="P20"><text:s text:c="6"/>.childNodes[0]</text:p>
            <text:p text:style-name="P20"><text:s text:c="6"/>.childNodes[1]</text:p>
            <text:p text:style-name="P20"><text:s text:c="6"/>.childNodes</text:p>
            <text:p text:style-name="P20"><text:s text:c="2"/>);</text:p>
            <text:p text:style-name="P20">}</text:p>
            <text:p text:style-name="P20"/>
            <text:p text:style-name="P20">parseHTML(</text:p>
            <text:p text:style-name="P20"><text:s text:c="2"/>"&lt;div&gt;1&lt;p&gt;2&lt;/p&gt;&lt;p&gt;3&lt;/p&gt;&lt;/div&gt;"</text:p>
            <text:p text:style-name="P20"><text:s text:c="2"/>+ "&lt;div&gt;4&lt;p&gt;5&lt;/p&gt;&lt;p&gt;6&lt;/p&gt;&lt;/div&gt;"</text:p>
            <text:p text:style-name="P20"><text:s text:c="2"/>+ "&lt;div&gt;7&lt;/div&gt;"</text:p>
            <text:p text:style-name="P20"><text:s text:c="2"/>+ "&lt;p&gt;8&lt;/p&gt;"</text:p>
            <text:p text:style-name="P20">);</text:p>
            <text:p text:style-name="P21">// -&gt; Array(4) [ div, div, div, p ]</text:p>
            <text:p text:style-name="P21">// Tested in IE11, Edge, Firefox and Chrome.</text:p>
            <text:p text:style-name="P20"/>
          </table:table-cell>
          <table:covered-table-cell table:style-name="Table3.B2"/>
        </table:table-row>
      </table:table>
      <text:p text:style-name="P17"/>
      <text:p text:style-name="P17"/>
      <text:p text:style-name="P17"/>
      <text:p text:style-name="P22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3">Fetch</text:p>
          </table:table-cell>
          <table:table-cell table:style-name="Táblázat1.B1" office:value-type="string">
            <text:p text:style-name="P24">Fetch <text:span text:style-name="T18">POST</text:span></text:p>
          </table:table-cell>
        </table:table-row>
        <table:table-row>
          <table:table-cell table:style-name="Táblázat1.A2" office:value-type="string">
            <text:p text:style-name="P25"/>
            <text:p text:style-name="P26">Firefox 39, Chrome 42, Edge14, Opera29 , Safari 10.1, Samsung <text:span text:style-name="T19">I. </text:span>4.0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5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0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1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1">// JSON data parsed by `data.json()` call</text:span></text:p>
            <text:p text:style-name="P29"/>
          </table:table-cell>
        </table:table-row>
      </table:table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2">m</text:span><text:span text:style-name="T23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24">2</text:span>, Chrome and Edge 8<text:span text:style-name="T24">0</text:span>, Safari 1<text:span text:style-name="T24">3.1</text:span>, <text:span text:style-name="T24">Safari on iOS 13.4, </text:span>Samsung Internet <text:span text:style-name="T24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25">returns its right-hand side operand when its left-hand side operand is null or undefined</text:span>, <text:span text:style-name="T25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25">only assigns if x is nullish</text:span> <text:span text:style-name="T25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25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25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1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1">// 0</text:span></text:p>
            <text:p text:style-name="P48">x &amp;&amp;= 1; <text:span text:style-name="T21">// 0</text:span></text:p>
            <text:p text:style-name="P48">y &amp;&amp;= 1; <text:span text:style-name="T21">// 1</text:span></text:p>
            <text:p text:style-name="P48">y &amp;&amp;= 0; <text:span text:style-name="T21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1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1">// 50</text:span></text:p>
            <text:p text:style-name="P50">a.speed ??= 25; <text:s text:c="3"/><text:span text:style-name="T21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1">// 2</text:span></text:p>
            <text:p text:style-name="P50">b &amp;&amp;= 2; <text:span text:style-name="T21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26">4</text:span><text:span text:style-name="T24">2</text:span>, Chrome <text:span text:style-name="T26">49, </text:span>Edge <text:span text:style-name="T26">12</text:span>, Safari 1<text:span text:style-name="T26">0</text:span>, <text:span text:style-name="T24">Safari on iOS 1</text:span><text:span text:style-name="T26">0</text:span><text:span text:style-name="T24">, </text:span>Samsung Internet <text:span text:style-name="T26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27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28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29">Similar to Object.defineProperty(). Returns a boolean that is </text:span><text:span text:style-name="Source_20_Text"><text:span text:style-name="T28">true</text:span></text:span><text:span text:style-name="T29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28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0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28">Object.getOwnPropertyDescriptor(</text:span></text:span><text:span text:style-name="Source_20_Text"><text:span text:style-name="T31">target</text:span></text:span><text:span text:style-name="Source_20_Text"><text:span text:style-name="T28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28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28">Object.getPrototypeOf(</text:span></text:span><text:span text:style-name="Source_20_Text"><text:span text:style-name="T31">target</text:span></text:span><text:span text:style-name="Source_20_Text"><text:span text:style-name="T28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2">p</text:span>ropertyKey <text:span text:style-name="T33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28">Object.isExtensible(</text:span></text:span><text:span text:style-name="Source_20_Text"><text:span text:style-name="T31">target</text:span></text:span><text:span text:style-name="Source_20_Text"><text:span text:style-name="T28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34">P</text:span>revents new properties from ever being added to an object. <text:span text:style-name="T32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28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34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34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28">Object.setPrototypeOf(target,prototype);</text:span></text:span></text:p>
            <text:p text:style-name="P44"/>
          </table:table-cell>
        </table:table-row>
      </table:table>
      <text:p text:style-name="P22"/>
      <text:p text:style-name="P76"><text:soft-page-break/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35">Object</text:span></text:p>
          </table:table-cell>
          <table:table-cell table:style-name="Table6.B1" office:value-type="string">
            <text:p text:style-name="P77">Set <text:span text:style-name="T35">Object </text:span><text:span text:style-name="T36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37">var myMap = new Map(</text:span><text:span text:style-name="T35">[iterable]</text:span><text:span text:style-name="T37">);</text:span></text:p>
            <text:p text:style-name="P78"/>
            <text:p text:style-name="P78">// <text:span text:style-name="T37">The Map object</text:span><text:span text:style-name="T35">s</text:span><text:span text:style-name="T37"> are iterable.</text:span></text:p>
            <text:p text:style-name="P78">for (<text:span text:style-name="T37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35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36">e</text:span> of setB) {</text:p>
            <text:p text:style-name="P81"><text:s text:c="4"/>if (_d.has(<text:span text:style-name="T36">e</text:span>)) { _d.delete(<text:span text:style-name="T36">e</text:span>); } else { _d.add(<text:span text:style-name="T36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35">Set </text:span>{1, 2, 3, 4, 5, 6}</text:p>
            <text:p text:style-name="P81">intersection(setA, setC); <text:s text:c="7"/>// <text:span text:style-name="T35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37">var my</text:span><text:span text:style-name="T35">Set</text:span><text:span text:style-name="T37"> = new </text:span><text:span text:style-name="T35">Set</text:span><text:span text:style-name="T37">(</text:span><text:span text:style-name="T35">[iterable]</text:span><text:span text:style-name="T37">);</text:span></text:p>
            <text:p text:style-name="P84"/>
            <text:p text:style-name="P84">// <text:span text:style-name="T37">The </text:span><text:span text:style-name="T35">Set</text:span><text:span text:style-name="T37"> object</text:span><text:span text:style-name="T35">s</text:span><text:span text:style-name="T37"> are iterable.</text:span></text:p>
            <text:p text:style-name="P84">for (const item of mySet) { console.log(item); }</text:p>
            <text:p text:style-name="P84"/>
            <text:p text:style-name="P84"><text:span text:style-name="T37">var clone</text:span><text:span text:style-name="T35">Set</text:span><text:span text:style-name="T37"> = new </text:span><text:span text:style-name="T35">Set</text:span><text:span text:style-name="T37">(my</text:span><text:span text:style-name="T35">S</text:span><text:span text:style-name="T38">e</text:span><text:span text:style-name="T35">t</text:span><text:span text:style-name="T37">);</text:span></text:p>
            <text:p text:style-name="P84"><text:span text:style-name="T35">Set</text:span><text:span text:style-name="T37">.prototype.size;</text:span></text:p>
            <text:p text:style-name="P84"><text:span text:style-name="T35">Set</text:span><text:span text:style-name="T37">.prototype.</text:span><text:span text:style-name="T35">add</text:span><text:span text:style-name="T37">(&lt;value&gt;); -&gt; </text:span><text:span text:style-name="T35">Set</text:span><text:span text:style-name="T37"> object</text:span></text:p>
            <text:p text:style-name="P81"><text:span text:style-name="T35">Set</text:span>.prototype.has(&lt;<text:span text:style-name="T35">value</text:span>&gt;); -&gt; boolean</text:p>
            <text:p text:style-name="P81"><text:span text:style-name="T35">Set</text:span>.prototype.delete(&lt;<text:span text:style-name="T35">value</text:span>&gt;); -&gt; boolean</text:p>
            <text:p text:style-name="P81"><text:span text:style-name="T35">Set</text:span>.prototype.clear(); -&gt; undefined</text:p>
            <text:p text:style-name="P81"/>
            <text:p text:style-name="P81"><text:span text:style-name="T35">Set</text:span>.prototype.forEach(function (value,<text:span text:style-name="T35">value</text:span>,<text:span text:style-name="T35">set</text:span>)<text:span text:style-name="T35">)</text:span>; -&gt; undefined</text:p>
            <text:p text:style-name="P81"><text:span text:style-name="T35">Set</text:span>.prototype.keys(); -&gt; iterator of <text:span text:style-name="T35">values</text:span></text:p>
            <text:p text:style-name="P81"><text:span text:style-name="T35">Set</text:span>.prototype.values(); -&gt; iterator of values</text:p>
            <text:p text:style-name="P81"><text:span text:style-name="T35">Set</text:span>.prototype.entries(); -&gt; iterator of [<text:span text:style-name="T35">value</text:span>, value]</text:p>
          </table:table-cell>
          <table:covered-table-cell table:style-name="Table6.B2"/>
        </table:table-row>
      </table:table>
      <text:p text:style-name="P76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85">Array.fromAsync(<text:span text:style-name="T39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0">object&gt;[</text:span>,mapFn<text:span text:style-name="T40">[</text:span>,thisArg<text:span text:style-name="T40">]]</text:span>)</text:p>
            <text:p text:style-name="P87"><text:s text:c="2"/>.<text:span text:style-name="T40">then((resultArray) =&gt; /* todo with resultArray */);</text:span></text:p>
            <text:p text:style-name="P88"/>
            <text:p text:style-name="P88"><text:span text:style-name="T41">Object types:</text:span><text:span text:style-name="T40"> </text:span><text:span text:style-name="T42">async iterable, iterable </text:span><text:span text:style-name="T43">(Array, Map, Set, NodeList, etc.)</text:span><text:span text:style-name="T44">, </text:span><text:span text:style-name="T42">array-like</text:span></text:p>
            <text:p text:style-name="P89"/>
            <text:p text:style-name="P90"><text:span text:style-name="T45">mapfn parameters: </text:span><text:span text:style-name="T46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47">Set</text:span></text:p>
            <text:p text:style-name="P91">Set.prototype.union(other): <text:span text:style-name="T47">Set</text:span></text:p>
            <text:p text:style-name="P91">Set.prototype.difference(other): <text:span text:style-name="T47">Set</text:span></text:p>
            <text:p text:style-name="P91">Set.prototype.symmetricDifference(other): <text:span text:style-name="T47">Set</text:span></text:p>
            <text:p text:style-name="P91">Set.prototype.isSubsetOf(other): <text:span text:style-name="T47">Boolean</text:span></text:p>
            <text:p text:style-name="P91">Set.prototype.isSupersetOf(other): <text:span text:style-name="T47">Boolean</text:span></text:p>
            <text:p text:style-name="P91">Set.prototype.isDisjointFrom(other): <text:span text:style-name="T47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48">res</text:span>) =&gt; console.log("asyncIterable1: "+<text:span text:style-name="T48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48">res</text:span>) =&gt; console.log("asyncIterable2: "+<text:span text:style-name="T48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48">res</text:span>) =&gt; console.log("[4,5,6,7,8]: "+<text:span text:style-name="T48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48">res</text:span>) =&gt; console.log("[4,5,6,7,8] + fn: "+<text:span text:style-name="T48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46">res</text:span>) =&gt; console.log("Set: "+<text:span text:style-name="T48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48">res</text:span>) =&gt; console.log("Set + fn: "+<text:span text:style-name="T48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48">res</text:span>) =&gt; console.log("arraylike: "+<text:span text:style-name="T48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48">res</text:span>) =&gt; console.log("arraylike + fn: "+<text:span text:style-name="T48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 (?)</text:p>
            <text:p text:style-name="P98">Samsung Internet 26.0</text:p>
            <text:p text:style-name="P98">Deno 1.42, Node.js (?)</text:p>
            <text:p text:style-name="P98"/>
            <text:p text:style-name="P98"/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49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  <text:p text:style-name="P98"/>
            <text:p text:style-name="P98"/>
            <text:p text:style-name="P98"/>
            <text:p text:style-name="P98"/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99">// Array(6) [ 1, 2, 3, 4, 5, 6 ]</text:p>
            <text:p text:style-name="P99"/>
          </table:table-cell>
        </table:table-row>
      </table:table>
      <text:p text:style-name="P100"/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ext:soft-page-break/>
          <table:table-row>
            <table:table-cell table:style-name="Table10.A1" table:number-columns-spanned="6" office:value-type="string">
              <text:p text:style-name="P101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2"/>
            <text:p text:style-name="P103">X</text:p>
            <text:p text:style-name="P104"/>
          </table:table-cell>
          <table:table-cell table:style-name="Table10.A2" table:number-rows-spanned="3" office:value-type="string">
            <text:p text:style-name="P103">Y</text:p>
          </table:table-cell>
          <table:table-cell table:style-name="Table10.A2" office:value-type="string">
            <text:p text:style-name="P105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5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0">strict</text:span></text:span><text:span text:style-name="Source_20_Text"><text:span text:style-name="T11"> equality</text:span></text:span>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samevalue" text:style-name="Internet_20_link" text:visited-style-name="Visited_20_Internet_20_Link"><text:span text:style-name="Source_20_Text"><text:span text:style-name="T51">Same-value</text:span></text:span></text:a></text:p>
          </table:table-cell>
          <table:table-cell table:style-name="Table10.F2" office:value-type="string">
            <text:p text:style-name="P106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1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7"><text:span text:style-name="Source_20_Text"><text:span text:style-name="T52">X </text:span></text:span><text:span text:style-name="Source_20_Text"><text:span text:style-name="T51">== </text:span></text:span><text:span text:style-name="Source_20_Text"><text:span text:style-name="T52">Y</text:span></text:span></text:p>
          </table:table-cell>
          <table:table-cell table:style-name="Table10.A2" table:number-rows-spanned="2" office:value-type="string">
            <text:p text:style-name="P107"><text:span text:style-name="Source_20_Text"><text:span text:style-name="T52">X </text:span></text:span><text:span text:style-name="Source_20_Text"><text:span text:style-name="T51">=== </text:span></text:span><text:span text:style-name="Source_20_Text"><text:span text:style-name="T52">Y</text:span></text:span></text:p>
          </table:table-cell>
          <table:table-cell table:style-name="Table10.A2" table:number-rows-spanned="2" office:value-type="string">
            <text:p text:style-name="P107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53">Object.is(</text:span></text:span><text:span text:style-name="Source_20_Text"><text:span text:style-name="T54">X</text:span></text:span><text:span text:style-name="Source_20_Text"><text:span text:style-name="T53">, </text:span></text:span><text:span text:style-name="Source_20_Text"><text:span text:style-name="T54">Y</text:span></text:span><text:span text:style-name="Source_20_Text"><text:span text:style-name="T53">)</text:span></text:span></text:a></text:p>
          </table:table-cell>
          <table:table-cell table:style-name="Table10.F2" office:value-type="string">
            <text:p text:style-name="P107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55">[</text:span></text:span><text:span text:style-name="Source_20_Text"><text:span text:style-name="T56">X</text:span></text:span><text:span text:style-name="Source_20_Text"><text:span text:style-name="T55">].includes(</text:span></text:span><text:span text:style-name="Source_20_Text"><text:span text:style-name="T56">Y</text:span></text:span><text:span text:style-name="Source_20_Text"><text:span text:style-name="T55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8"><text:span text:style-name="Source_20_Text"><text:span text:style-name="T57">X === Y</text:span></text:span><text:span text:style-name="Source_20_Text"><text:span text:style-name="T58"> || (</text:span></text:span><text:span text:style-name="Source_20_Text"><text:span text:style-name="T57">X</text:span></text:span><text:span text:style-name="Source_20_Text"><text:span text:style-name="T58"> !== </text:span></text:span><text:span text:style-name="Source_20_Text"><text:span text:style-name="T57">X</text:span></text:span><text:span text:style-name="Source_20_Text"><text:span text:style-name="T58"> &amp;&amp; </text:span></text:span><text:span text:style-name="Source_20_Text"><text:span text:style-name="T57">Y</text:span></text:span><text:span text:style-name="Source_20_Text"><text:span text:style-name="T58"> !== </text:span></text:span><text:span text:style-name="Source_20_Text"><text:span text:style-name="T57">Y</text:span></text:span><text:span text:style-name="Source_20_Text"><text:span text:style-name="T58">)</text:span></text:span></text:p>
          </table:table-cell>
        </table:table-row>
        <table:table-row>
          <table:table-cell table:style-name="Table10.A5" office:value-type="string">
            <text:p text:style-name="P109"><text:span text:style-name="Source_20_Text"><text:span text:style-name="T59">undefined</text:span></text:span></text:p>
          </table:table-cell>
          <table:table-cell table:style-name="Table10.B5" office:value-type="string">
            <text:p text:style-name="P109"><text:span text:style-name="Source_20_Text"><text:span text:style-name="T59">undefined</text:span></text:span></text:p>
          </table:table-cell>
          <table:table-cell table:style-name="Table10.C5" office:value-type="string">
            <text:p text:style-name="P110"><text:span text:style-name="Source_20_Text"><text:span text:style-name="T59">✅ true </text:span></text:span></text:p>
          </table:table-cell>
          <table:table-cell table:style-name="Table10.D5" office:value-type="string">
            <text:p text:style-name="P110"><text:span text:style-name="Source_20_Text"><text:span text:style-name="T59">✅ true </text:span></text:span></text:p>
          </table:table-cell>
          <table:table-cell table:style-name="Table10.E5" office:value-type="string">
            <text:p text:style-name="P110"><text:span text:style-name="Source_20_Text"><text:span text:style-name="T59">✅ true </text:span></text:span></text:p>
          </table:table-cell>
          <table:table-cell table:style-name="Table10.F5" office:value-type="string">
            <text:p text:style-name="P110"><text:span text:style-name="Source_20_Text"><text:span text:style-name="T59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null</text:span></text:span></text:p>
          </table:table-cell>
          <table:table-cell table:style-name="Table10.B6" office:value-type="string">
            <text:p text:style-name="P109"><text:span text:style-name="Source_20_Text"><text:span text:style-name="T59">null</text:span></text:span></text:p>
          </table:table-cell>
          <table:table-cell table:style-name="Table10.C6" office:value-type="string">
            <text:p text:style-name="P110"><text:span text:style-name="Source_20_Text"><text:span text:style-name="T59">✅ true </text:span></text:span></text:p>
          </table:table-cell>
          <table:table-cell table:style-name="Table10.D6" office:value-type="string">
            <text:p text:style-name="P110"><text:span text:style-name="Source_20_Text"><text:span text:style-name="T59">✅ true </text:span></text:span></text:p>
          </table:table-cell>
          <table:table-cell table:style-name="Table10.E6" office:value-type="string">
            <text:p text:style-name="P110"><text:span text:style-name="Source_20_Text"><text:span text:style-name="T59">✅ true </text:span></text:span></text:p>
          </table:table-cell>
          <table:table-cell table:style-name="Table10.F6" office:value-type="string">
            <text:p text:style-name="P110"><text:span text:style-name="Source_20_Text"><text:span text:style-name="T59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true</text:span></text:span></text:p>
          </table:table-cell>
          <table:table-cell table:style-name="Table10.B6" office:value-type="string">
            <text:p text:style-name="P109"><text:span text:style-name="Source_20_Text"><text:span text:style-name="T59">true</text:span></text:span></text:p>
          </table:table-cell>
          <table:table-cell table:style-name="Table10.C7" office:value-type="string">
            <text:p text:style-name="P110"><text:span text:style-name="Source_20_Text"><text:span text:style-name="T59">✅ true </text:span></text:span></text:p>
          </table:table-cell>
          <table:table-cell table:style-name="Table10.D6" office:value-type="string">
            <text:p text:style-name="P110"><text:span text:style-name="Source_20_Text"><text:span text:style-name="T59">✅ true </text:span></text:span></text:p>
          </table:table-cell>
          <table:table-cell table:style-name="Table10.E7" office:value-type="string">
            <text:p text:style-name="P110"><text:span text:style-name="Source_20_Text"><text:span text:style-name="T59">✅ true </text:span></text:span></text:p>
          </table:table-cell>
          <table:table-cell table:style-name="Table10.F7" office:value-type="string">
            <text:p text:style-name="P110"><text:span text:style-name="Source_20_Text"><text:span text:style-name="T59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false</text:span></text:span></text:p>
          </table:table-cell>
          <table:table-cell table:style-name="Table10.B6" office:value-type="string">
            <text:p text:style-name="P109"><text:span text:style-name="Source_20_Text"><text:span text:style-name="T59">false</text:span></text:span></text:p>
          </table:table-cell>
          <table:table-cell table:style-name="Table10.C8" office:value-type="string">
            <text:p text:style-name="P110"><text:span text:style-name="Source_20_Text"><text:span text:style-name="T59">✅ true </text:span></text:span></text:p>
          </table:table-cell>
          <table:table-cell table:style-name="Table10.D6" office:value-type="string">
            <text:p text:style-name="P110"><text:span text:style-name="Source_20_Text"><text:span text:style-name="T59">✅ true </text:span></text:span></text:p>
          </table:table-cell>
          <table:table-cell table:style-name="Table10.E8" office:value-type="string">
            <text:p text:style-name="P110"><text:span text:style-name="Source_20_Text"><text:span text:style-name="T59">✅ true </text:span></text:span></text:p>
          </table:table-cell>
          <table:table-cell table:style-name="Table10.F8" office:value-type="string">
            <text:p text:style-name="P110"><text:span text:style-name="Source_20_Text"><text:span text:style-name="T59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"foo"</text:span></text:span></text:p>
          </table:table-cell>
          <table:table-cell table:style-name="Table10.B6" office:value-type="string">
            <text:p text:style-name="P109"><text:span text:style-name="Source_20_Text"><text:span text:style-name="T59">"foo"</text:span></text:span></text:p>
          </table:table-cell>
          <table:table-cell table:style-name="Table10.C9" office:value-type="string">
            <text:p text:style-name="P110"><text:span text:style-name="Source_20_Text"><text:span text:style-name="T59">✅ true </text:span></text:span></text:p>
          </table:table-cell>
          <table:table-cell table:style-name="Table10.D6" office:value-type="string">
            <text:p text:style-name="P110"><text:span text:style-name="Source_20_Text"><text:span text:style-name="T59">✅ true </text:span></text:span></text:p>
          </table:table-cell>
          <table:table-cell table:style-name="Table10.E9" office:value-type="string">
            <text:p text:style-name="P110"><text:span text:style-name="Source_20_Text"><text:span text:style-name="T59">✅ true </text:span></text:span></text:p>
          </table:table-cell>
          <table:table-cell table:style-name="Table10.F9" office:value-type="string">
            <text:p text:style-name="P110"><text:span text:style-name="Source_20_Text"><text:span text:style-name="T59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0</text:span></text:span></text:p>
          </table:table-cell>
          <table:table-cell table:style-name="Table10.B6" office:value-type="string">
            <text:p text:style-name="P109"><text:span text:style-name="Source_20_Text"><text:span text:style-name="T59">0</text:span></text:span></text:p>
          </table:table-cell>
          <table:table-cell table:style-name="Table10.C10" office:value-type="string">
            <text:p text:style-name="P110"><text:span text:style-name="Source_20_Text"><text:span text:style-name="T59">✅ true </text:span></text:span></text:p>
          </table:table-cell>
          <table:table-cell table:style-name="Table10.D6" office:value-type="string">
            <text:p text:style-name="P110"><text:span text:style-name="Source_20_Text"><text:span text:style-name="T59">✅ true </text:span></text:span></text:p>
          </table:table-cell>
          <table:table-cell table:style-name="Table10.E10" office:value-type="string">
            <text:p text:style-name="P110"><text:span text:style-name="Source_20_Text"><text:span text:style-name="T59">✅ true </text:span></text:span></text:p>
          </table:table-cell>
          <table:table-cell table:style-name="Table10.F10" office:value-type="string">
            <text:p text:style-name="P110"><text:span text:style-name="Source_20_Text"><text:span text:style-name="T59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+0</text:span></text:span></text:p>
          </table:table-cell>
          <table:table-cell table:style-name="Table10.B6" office:value-type="string">
            <text:p text:style-name="P109"><text:span text:style-name="Source_20_Text"><text:span text:style-name="T59">-0</text:span></text:span></text:p>
          </table:table-cell>
          <table:table-cell table:style-name="Table10.C11" office:value-type="string">
            <text:p text:style-name="P110"><text:span text:style-name="Source_20_Text"><text:span text:style-name="T59">✅ true </text:span></text:span></text:p>
          </table:table-cell>
          <table:table-cell table:style-name="Table10.D6" office:value-type="string">
            <text:p text:style-name="P110"><text:span text:style-name="Source_20_Text"><text:span text:style-name="T59">✅ true </text:span></text:span></text:p>
          </table:table-cell>
          <table:table-cell table:style-name="Table10.E11" office:value-type="string">
            <text:p text:style-name="P110"><text:span text:style-name="Source_20_Text"><text:span text:style-name="T59">❌ false</text:span></text:span></text:p>
          </table:table-cell>
          <table:table-cell table:style-name="Table10.F11" office:value-type="string">
            <text:p text:style-name="P110"><text:span text:style-name="Source_20_Text"><text:span text:style-name="T59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+0</text:span></text:span></text:p>
          </table:table-cell>
          <table:table-cell table:style-name="Table10.B6" office:value-type="string">
            <text:p text:style-name="P109"><text:span text:style-name="Source_20_Text"><text:span text:style-name="T59">0</text:span></text:span></text:p>
          </table:table-cell>
          <table:table-cell table:style-name="Table10.C12" office:value-type="string">
            <text:p text:style-name="P110"><text:span text:style-name="Source_20_Text"><text:span text:style-name="T59">✅ true </text:span></text:span></text:p>
          </table:table-cell>
          <table:table-cell table:style-name="Table10.D6" office:value-type="string">
            <text:p text:style-name="P110"><text:span text:style-name="Source_20_Text"><text:span text:style-name="T59">✅ true </text:span></text:span></text:p>
          </table:table-cell>
          <table:table-cell table:style-name="Table10.E12" office:value-type="string">
            <text:p text:style-name="P110"><text:span text:style-name="Source_20_Text"><text:span text:style-name="T59">✅ true </text:span></text:span></text:p>
          </table:table-cell>
          <table:table-cell table:style-name="Table10.F12" office:value-type="string">
            <text:p text:style-name="P110"><text:span text:style-name="Source_20_Text"><text:span text:style-name="T59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-0</text:span></text:span></text:p>
          </table:table-cell>
          <table:table-cell table:style-name="Table10.B6" office:value-type="string">
            <text:p text:style-name="P109"><text:span text:style-name="Source_20_Text"><text:span text:style-name="T59">0</text:span></text:span></text:p>
          </table:table-cell>
          <table:table-cell table:style-name="Table10.C13" office:value-type="string">
            <text:p text:style-name="P110"><text:span text:style-name="Source_20_Text"><text:span text:style-name="T59">✅ true </text:span></text:span></text:p>
          </table:table-cell>
          <table:table-cell table:style-name="Table10.D6" office:value-type="string">
            <text:p text:style-name="P110"><text:span text:style-name="Source_20_Text"><text:span text:style-name="T59">✅ true </text:span></text:span></text:p>
          </table:table-cell>
          <table:table-cell table:style-name="Table10.E13" office:value-type="string">
            <text:p text:style-name="P110"><text:span text:style-name="Source_20_Text"><text:span text:style-name="T59">❌ false</text:span></text:span></text:p>
          </table:table-cell>
          <table:table-cell table:style-name="Table10.F13" office:value-type="string">
            <text:p text:style-name="P110"><text:span text:style-name="Source_20_Text"><text:span text:style-name="T59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0n</text:span></text:span></text:p>
          </table:table-cell>
          <table:table-cell table:style-name="Table10.B6" office:value-type="string">
            <text:p text:style-name="P109"><text:span text:style-name="Source_20_Text"><text:span text:style-name="T59">-0n</text:span></text:span></text:p>
          </table:table-cell>
          <table:table-cell table:style-name="Table10.C14" office:value-type="string">
            <text:p text:style-name="P110"><text:span text:style-name="Source_20_Text"><text:span text:style-name="T59">✅ true </text:span></text:span></text:p>
          </table:table-cell>
          <table:table-cell table:style-name="Table10.D6" office:value-type="string">
            <text:p text:style-name="P110"><text:span text:style-name="Source_20_Text"><text:span text:style-name="T59">✅ true </text:span></text:span></text:p>
          </table:table-cell>
          <table:table-cell table:style-name="Table10.E14" office:value-type="string">
            <text:p text:style-name="P110"><text:span text:style-name="Source_20_Text"><text:span text:style-name="T59">✅ true </text:span></text:span></text:p>
          </table:table-cell>
          <table:table-cell table:style-name="Table10.F14" office:value-type="string">
            <text:p text:style-name="P110"><text:span text:style-name="Source_20_Text"><text:span text:style-name="T59">✅ true 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0</text:span></text:span></text:p>
          </table:table-cell>
          <table:table-cell table:style-name="Table10.B6" office:value-type="string">
            <text:p text:style-name="P109"><text:span text:style-name="Source_20_Text"><text:span text:style-name="T59">false</text:span></text:span></text:p>
          </table:table-cell>
          <table:table-cell table:style-name="Table10.C15" office:value-type="string">
            <text:p text:style-name="P110"><text:span text:style-name="Source_20_Text"><text:span text:style-name="T59">✅ true 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15" office:value-type="string">
            <text:p text:style-name="P110"><text:span text:style-name="Source_20_Text"><text:span text:style-name="T59">❌ false</text:span></text:span></text:p>
          </table:table-cell>
          <table:table-cell table:style-name="Table10.F15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""</text:span></text:span></text:p>
          </table:table-cell>
          <table:table-cell table:style-name="Table10.B6" office:value-type="string">
            <text:p text:style-name="P109"><text:span text:style-name="Source_20_Text"><text:span text:style-name="T59">false</text:span></text:span></text:p>
          </table:table-cell>
          <table:table-cell table:style-name="Table10.C16" office:value-type="string">
            <text:p text:style-name="P110"><text:span text:style-name="Source_20_Text"><text:span text:style-name="T59">✅ true 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16" office:value-type="string">
            <text:p text:style-name="P110"><text:span text:style-name="Source_20_Text"><text:span text:style-name="T59">❌ false</text:span></text:span></text:p>
          </table:table-cell>
          <table:table-cell table:style-name="Table10.F16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""</text:span></text:span></text:p>
          </table:table-cell>
          <table:table-cell table:style-name="Table10.B6" office:value-type="string">
            <text:p text:style-name="P109"><text:span text:style-name="Source_20_Text"><text:span text:style-name="T59">0</text:span></text:span></text:p>
          </table:table-cell>
          <table:table-cell table:style-name="Table10.C17" office:value-type="string">
            <text:p text:style-name="P110"><text:span text:style-name="Source_20_Text"><text:span text:style-name="T59">✅ true 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17" office:value-type="string">
            <text:p text:style-name="P110"><text:span text:style-name="Source_20_Text"><text:span text:style-name="T59">❌ false</text:span></text:span></text:p>
          </table:table-cell>
          <table:table-cell table:style-name="Table10.F17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"0"</text:span></text:span></text:p>
          </table:table-cell>
          <table:table-cell table:style-name="Table10.B6" office:value-type="string">
            <text:p text:style-name="P109"><text:span text:style-name="Source_20_Text"><text:span text:style-name="T59">0</text:span></text:span></text:p>
          </table:table-cell>
          <table:table-cell table:style-name="Table10.C18" office:value-type="string">
            <text:p text:style-name="P110"><text:span text:style-name="Source_20_Text"><text:span text:style-name="T59">✅ true 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18" office:value-type="string">
            <text:p text:style-name="P110"><text:span text:style-name="Source_20_Text"><text:span text:style-name="T59">❌ false</text:span></text:span></text:p>
          </table:table-cell>
          <table:table-cell table:style-name="Table10.F18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"17"</text:span></text:span></text:p>
          </table:table-cell>
          <table:table-cell table:style-name="Table10.B6" office:value-type="string">
            <text:p text:style-name="P109"><text:span text:style-name="Source_20_Text"><text:span text:style-name="T59">17</text:span></text:span></text:p>
          </table:table-cell>
          <table:table-cell table:style-name="Table10.C19" office:value-type="string">
            <text:p text:style-name="P110"><text:span text:style-name="Source_20_Text"><text:span text:style-name="T59">✅ true 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19" office:value-type="string">
            <text:p text:style-name="P110"><text:span text:style-name="Source_20_Text"><text:span text:style-name="T59">❌ false</text:span></text:span></text:p>
          </table:table-cell>
          <table:table-cell table:style-name="Table10.F19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[1, 2]</text:span></text:span></text:p>
          </table:table-cell>
          <table:table-cell table:style-name="Table10.B6" office:value-type="string">
            <text:p text:style-name="P109"><text:span text:style-name="Source_20_Text"><text:span text:style-name="T59">"1,2"</text:span></text:span></text:p>
          </table:table-cell>
          <table:table-cell table:style-name="Table10.C20" office:value-type="string">
            <text:p text:style-name="P110"><text:span text:style-name="Source_20_Text"><text:span text:style-name="T59">✅ true 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0" office:value-type="string">
            <text:p text:style-name="P110"><text:span text:style-name="Source_20_Text"><text:span text:style-name="T59">❌ false</text:span></text:span></text:p>
          </table:table-cell>
          <table:table-cell table:style-name="Table10.F20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new String("foo")</text:span></text:span></text:p>
          </table:table-cell>
          <table:table-cell table:style-name="Table10.B6" office:value-type="string">
            <text:p text:style-name="P109"><text:span text:style-name="Source_20_Text"><text:span text:style-name="T59">"foo"</text:span></text:span></text:p>
          </table:table-cell>
          <table:table-cell table:style-name="Table10.C21" office:value-type="string">
            <text:p text:style-name="P110"><text:span text:style-name="Source_20_Text"><text:span text:style-name="T59">✅ true 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1" office:value-type="string">
            <text:p text:style-name="P110"><text:span text:style-name="Source_20_Text"><text:span text:style-name="T59">❌ false</text:span></text:span></text:p>
          </table:table-cell>
          <table:table-cell table:style-name="Table10.F21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null</text:span></text:span></text:p>
          </table:table-cell>
          <table:table-cell table:style-name="Table10.B6" office:value-type="string">
            <text:p text:style-name="P109"><text:span text:style-name="Source_20_Text"><text:span text:style-name="T59">undefined</text:span></text:span></text:p>
          </table:table-cell>
          <table:table-cell table:style-name="Table10.C22" office:value-type="string">
            <text:p text:style-name="P110"><text:span text:style-name="Source_20_Text"><text:span text:style-name="T59">✅ true 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2" office:value-type="string">
            <text:p text:style-name="P110"><text:span text:style-name="Source_20_Text"><text:span text:style-name="T59">❌ false</text:span></text:span></text:p>
          </table:table-cell>
          <table:table-cell table:style-name="Table10.F22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null</text:span></text:span></text:p>
          </table:table-cell>
          <table:table-cell table:style-name="Table10.B6" office:value-type="string">
            <text:p text:style-name="P109"><text:span text:style-name="Source_20_Text"><text:span text:style-name="T59">false</text:span></text:span></text:p>
          </table:table-cell>
          <table:table-cell table:style-name="Table10.C23" office:value-type="string">
            <text:p text:style-name="P110"><text:span text:style-name="Source_20_Text"><text:span text:style-name="T59">❌ false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3" office:value-type="string">
            <text:p text:style-name="P110"><text:span text:style-name="Source_20_Text"><text:span text:style-name="T59">❌ false</text:span></text:span></text:p>
          </table:table-cell>
          <table:table-cell table:style-name="Table10.F23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undefined</text:span></text:span></text:p>
          </table:table-cell>
          <table:table-cell table:style-name="Table10.B6" office:value-type="string">
            <text:p text:style-name="P109"><text:span text:style-name="Source_20_Text"><text:span text:style-name="T59">false</text:span></text:span></text:p>
          </table:table-cell>
          <table:table-cell table:style-name="Table10.C24" office:value-type="string">
            <text:p text:style-name="P110"><text:span text:style-name="Source_20_Text"><text:span text:style-name="T59">❌ false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4" office:value-type="string">
            <text:p text:style-name="P110"><text:span text:style-name="Source_20_Text"><text:span text:style-name="T59">❌ false</text:span></text:span></text:p>
          </table:table-cell>
          <table:table-cell table:style-name="Table10.F24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{foo: "bar"}</text:span></text:span></text:p>
          </table:table-cell>
          <table:table-cell table:style-name="Table10.B6" office:value-type="string">
            <text:p text:style-name="P109"><text:span text:style-name="Source_20_Text"><text:span text:style-name="T59">{foo: "bar"}</text:span></text:span></text:p>
          </table:table-cell>
          <table:table-cell table:style-name="Table10.C25" office:value-type="string">
            <text:p text:style-name="P110"><text:span text:style-name="Source_20_Text"><text:span text:style-name="T59">❌ false</text:span></text:span></text:p>
          </table:table-cell>
          <table:table-cell table:style-name="Table10.D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5" office:value-type="string">
            <text:p text:style-name="P110"><text:span text:style-name="Source_20_Text"><text:span text:style-name="T59">❌ false</text:span></text:span></text:p>
          </table:table-cell>
          <table:table-cell table:style-name="Table10.F25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new String("foo")</text:span></text:span></text:p>
          </table:table-cell>
          <table:table-cell table:style-name="Table10.B6" office:value-type="string">
            <text:p text:style-name="P109"><text:span text:style-name="Source_20_Text"><text:span text:style-name="T59">new String("foo")</text:span></text:span></text:p>
          </table:table-cell>
          <table:table-cell table:style-name="Table10.C26" office:value-type="string">
            <text:p text:style-name="P110"><text:span text:style-name="Source_20_Text"><text:span text:style-name="T59">❌ false</text:span></text:span></text:p>
          </table:table-cell>
          <table:table-cell table:style-name="Table10.D2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6" office:value-type="string">
            <text:p text:style-name="P110"><text:span text:style-name="Source_20_Text"><text:span text:style-name="T59">❌ false</text:span></text:span></text:p>
          </table:table-cell>
          <table:table-cell table:style-name="Table10.F26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0</text:span></text:span></text:p>
          </table:table-cell>
          <table:table-cell table:style-name="Table10.B6" office:value-type="string">
            <text:p text:style-name="P109"><text:span text:style-name="Source_20_Text"><text:span text:style-name="T59">null</text:span></text:span></text:p>
          </table:table-cell>
          <table:table-cell table:style-name="Table10.C27" office:value-type="string">
            <text:p text:style-name="P110"><text:span text:style-name="Source_20_Text"><text:span text:style-name="T59">❌ false</text:span></text:span></text:p>
          </table:table-cell>
          <table:table-cell table:style-name="Table10.D2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7" office:value-type="string">
            <text:p text:style-name="P110"><text:span text:style-name="Source_20_Text"><text:span text:style-name="T59">❌ false</text:span></text:span></text:p>
          </table:table-cell>
          <table:table-cell table:style-name="Table10.F27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6" office:value-type="string">
            <text:p text:style-name="P109"><text:span text:style-name="Source_20_Text"><text:span text:style-name="T59">0</text:span></text:span></text:p>
          </table:table-cell>
          <table:table-cell table:style-name="Table10.B6" office:value-type="string">
            <text:p text:style-name="P109"><text:span text:style-name="Source_20_Text"><text:span text:style-name="T59">NaN</text:span></text:span></text:p>
          </table:table-cell>
          <table:table-cell table:style-name="Table10.C28" office:value-type="string">
            <text:p text:style-name="P110"><text:span text:style-name="Source_20_Text"><text:span text:style-name="T59">❌ false</text:span></text:span></text:p>
          </table:table-cell>
          <table:table-cell table:style-name="Table10.D2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8" office:value-type="string">
            <text:p text:style-name="P110"><text:span text:style-name="Source_20_Text"><text:span text:style-name="T59">❌ false</text:span></text:span></text:p>
          </table:table-cell>
          <table:table-cell table:style-name="Table10.F28" office:value-type="string">
            <text:p text:style-name="P110"><text:span text:style-name="Source_20_Text"><text:span text:style-name="T59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09"><text:span text:style-name="Source_20_Text"><text:span text:style-name="T59">"foo"</text:span></text:span></text:p>
          </table:table-cell>
          <table:table-cell table:style-name="Table10.B6" office:value-type="string">
            <text:p text:style-name="P109"><text:span text:style-name="Source_20_Text"><text:span text:style-name="T59">NaN</text:span></text:span></text:p>
          </table:table-cell>
          <table:table-cell table:style-name="Table10.C29" office:value-type="string">
            <text:p text:style-name="P110"><text:span text:style-name="Source_20_Text"><text:span text:style-name="T59">❌ false</text:span></text:span></text:p>
          </table:table-cell>
          <table:table-cell table:style-name="Table10.D26" office:value-type="string">
            <text:p text:style-name="P110"><text:span text:style-name="Source_20_Text"><text:span text:style-name="T59">❌ false</text:span></text:span></text:p>
          </table:table-cell>
          <table:table-cell table:style-name="Table10.E29" office:value-type="string">
            <text:p text:style-name="P110"><text:span text:style-name="Source_20_Text"><text:span text:style-name="T59">❌ false</text:span></text:span></text:p>
          </table:table-cell>
          <table:table-cell table:style-name="Table10.F29" office:value-type="string">
            <text:p text:style-name="P110"><text:span text:style-name="Source_20_Text"><text:span text:style-name="T59">❌ false</text:span></text:span></text:p>
          </table:table-cell>
        </table:table-row>
        <table:table-row>
          <table:table-cell table:style-name="Table10.A30" office:value-type="string">
            <text:p text:style-name="P109"><text:span text:style-name="Source_20_Text"><text:span text:style-name="T59">NaN</text:span></text:span></text:p>
          </table:table-cell>
          <table:table-cell table:style-name="Table10.B30" office:value-type="string">
            <text:p text:style-name="P109"><text:span text:style-name="Source_20_Text"><text:span text:style-name="T59">NaN</text:span></text:span></text:p>
          </table:table-cell>
          <table:table-cell table:style-name="Table10.C30" office:value-type="string">
            <text:p text:style-name="P110"><text:span text:style-name="Source_20_Text"><text:span text:style-name="T59">❌ false</text:span></text:span></text:p>
          </table:table-cell>
          <table:table-cell table:style-name="Table10.D30" office:value-type="string">
            <text:p text:style-name="P110"><text:span text:style-name="Source_20_Text"><text:span text:style-name="T59">❌ false</text:span></text:span></text:p>
          </table:table-cell>
          <table:table-cell table:style-name="Table10.E30" office:value-type="string">
            <text:p text:style-name="P110"><text:span text:style-name="Source_20_Text"><text:span text:style-name="T59">✅ true </text:span></text:span></text:p>
          </table:table-cell>
          <table:table-cell table:style-name="Table10.F30" office:value-type="string">
            <text:p text:style-name="P110"><text:span text:style-name="Source_20_Text"><text:span text:style-name="T59">✅ true </text:span></text:span></text:p>
          </table:table-cell>
        </table:table-row>
      </table:table>
      <text:p text:style-name="P1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0</text:page-number></text:span></text:span><text:span text:style-name="Default_20_Paragraph_20_Font"><text:span text:style-name="MT1"><text:s/>/ </text:span></text:span><text:span text:style-name="Default_20_Paragraph_20_Font"><text:span text:style-name="MT1"><text:page-count>10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Czigler, Ferenc</meta:initial-creator>
    <meta:creation-date>2018-01-01T17:18:00Z</meta:creation-date>
    <dc:date>2025-07-25T13:58:16.132851800</dc:date>
    <meta:print-date>2025-07-03T21:13:07.402279600</meta:print-date>
    <meta:editing-cycles>386</meta:editing-cycles>
    <meta:editing-duration>PT16H59M13S</meta:editing-duration>
    <meta:printed-by>PDF files</meta:printed-by>
    <meta:document-statistic meta:table-count="10" meta:image-count="0" meta:object-count="0" meta:page-count="10" meta:paragraph-count="726" meta:word-count="2680" meta:character-count="19844" meta:non-whitespace-character-count="17504"/>
    <meta:template xlink:type="simple" xlink:actuate="onRequest" xlink:title="" xlink:href="Normal.dotm"/>
  </office:meta>
</office:document-meta>
</file>